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42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495cm" fo:min-width="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2" style:family="graphic" style:parent-style-name="standard">
      <style:graphic-properties svg:stroke-color="#111111" draw:fill="solid" draw:fill-color="#ffffff" draw:textarea-horizontal-align="justify" draw:textarea-vertical-align="middle" draw:auto-grow-height="false" fo:min-height="4.155cm" fo:min-width="5.424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3.3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T1" style:family="text">
      <style:text-properties fo:font-size="36pt" style:text-underline-style="solid" style:text-underline-width="auto" style:text-underline-color="font-colo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4.745cm" svg:x="2.6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4.881cm" svg:x="11.5cm" svg:y="5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5cm" svg:y1="9.6cm" svg:x2="17.9cm" svg:y2="9.6cm">
          <text:p/>
        </draw:line>
        <draw:line draw:style-name="gr3" draw:text-style-name="P1" draw:layer="layout" svg:x1="11.5cm" svg:y1="6.2cm" svg:x2="17.9cm" svg:y2="6.2cm">
          <text:p/>
        </draw:line>
        <draw:line draw:style-name="gr4" draw:text-style-name="P1" draw:layer="layout" svg:x1="3.2cm" svg:y1="16.2cm" svg:x2="8.7cm" svg:y2="16.2cm">
          <text:p/>
        </draw:line>
        <draw:custom-shape draw:style-name="gr1" draw:text-style-name="P1" draw:layer="layout" svg:width="3.8cm" svg:height="3.4cm" svg:x="11.4cm" svg:y="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7cm" svg:y1="14cm" svg:x2="15cm" svg:y2="14cm">
          <text:p/>
        </draw:line>
        <draw:line draw:style-name="gr3" draw:text-style-name="P1" draw:layer="layout" svg:x1="17.8cm" svg:y1="17.4cm" svg:x2="15.1cm" svg:y2="17.4cm">
          <text:p/>
        </draw:line>
        <draw:frame draw:style-name="gr5" draw:layer="layout" svg:width="3.7cm" svg:height="0.962cm" svg:x="4.2cm" svg:y="15.4cm">
          <draw:text-box>
            <text:p>Data Flow</text:p>
          </draw:text-box>
        </draw:frame>
        <draw:frame draw:style-name="gr6" draw:layer="layout" svg:width="4.236cm" svg:height="0.962cm" svg:x="11.164cm" svg:y="15.2cm">
          <draw:text-box>
            <text:p>Data Storage</text:p>
          </draw:text-box>
        </draw:frame>
        <draw:frame draw:style-name="gr7" draw:layer="layout" svg:width="2.09cm" svg:height="0.962cm" svg:x="4.31cm" svg:y="7.3cm">
          <draw:text-box>
            <text:p>Entity</text:p>
          </draw:text-box>
        </draw:frame>
        <draw:frame draw:style-name="gr8" draw:layer="layout" svg:width="2.792cm" svg:height="0.962cm" svg:x="13.108cm" svg:y="7.4cm">
          <draw:text-box>
            <text:p>Process</text:p>
          </draw:text-box>
        </draw:frame>
        <draw:frame draw:style-name="gr9" draw:text-style-name="P2" draw:layer="layout" svg:width="3.042cm" svg:height="1.673cm" svg:x="1.9cm" svg:y="1.427cm">
          <draw:text-box>
            <text:p><text:span text:style-name="T1">Key:</text:span></text:p>
          </draw:text-box>
        </draw:frame>
      </draw:page>
      <draw:page draw:name="page2" draw:style-name="dp1" draw:master-page-name="Default">
        <draw:custom-shape draw:style-name="gr10" draw:text-style-name="P1" draw:layer="layout" svg:width="5.5cm" svg:height="4.745cm" svg:x="1.9cm" svg:y="2.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09cm" svg:height="0.962cm" svg:x="3.61cm" svg:y="4.4cm">
          <draw:text-box>
            <text:p>User</text:p>
          </draw:text-box>
        </draw:frame>
        <draw:line draw:style-name="gr4" draw:text-style-name="P1" draw:layer="layout" svg:x1="7.4cm" svg:y1="5.038cm" svg:x2="12.9cm" svg:y2="5.038cm">
          <text:p/>
        </draw:line>
        <draw:frame draw:style-name="gr11" draw:layer="layout" svg:width="5cm" svg:height="3.806cm" svg:x="7.9cm" svg:y="2.8cm">
          <draw:text-box>
            <text:p>Trick name, description,</text:p>
            <text:p>Image,</text:p>
            <text:p>Tutorial link,</text:p>
            <text:p>Difficulty Level</text:p>
          </draw:text-box>
        </draw:frame>
        <draw:custom-shape draw:style-name="gr12" draw:text-style-name="P1" draw:layer="layout" svg:width="6.4cm" svg:height="4.881cm" svg:x="12.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8cm" svg:y1="6.681cm" svg:x2="19.2cm" svg:y2="6.681cm">
          <text:p/>
        </draw:line>
        <draw:line draw:style-name="gr3" draw:text-style-name="P1" draw:layer="layout" svg:x1="12.8cm" svg:y1="3.281cm" svg:x2="19.2cm" svg:y2="3.281cm">
          <text:p/>
        </draw:line>
        <draw:frame draw:style-name="gr8" draw:layer="layout" svg:width="6.285cm" svg:height="1.673cm" svg:x="13.115cm" svg:y="4cm">
          <draw:text-box>
            <text:p>Validation for data</text:p>
            <text:p>(e.g file type correct)</text:p>
          </draw:text-box>
        </draw:frame>
        <draw:line draw:style-name="gr4" draw:text-style-name="P1" draw:layer="layout" svg:x1="13.7cm" svg:y1="7.384cm" svg:x2="9.168cm" svg:y2="10.5cm">
          <text:p/>
        </draw:line>
        <draw:custom-shape draw:style-name="gr13" draw:text-style-name="P1" draw:layer="layout" svg:width="3.8cm" svg:height="3.4cm" svg:x="2.436cm" svg:y="1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36cm" svg:y1="10.4cm" svg:x2="6.036cm" svg:y2="10.4cm">
          <text:p/>
        </draw:line>
        <draw:line draw:style-name="gr3" draw:text-style-name="P1" draw:layer="layout" svg:x1="8.836cm" svg:y1="13.8cm" svg:x2="6.136cm" svg:y2="13.8cm">
          <text:p/>
        </draw:line>
        <draw:frame draw:style-name="gr6" draw:layer="layout" svg:width="4.236cm" svg:height="1.673cm" svg:x="2.6cm" svg:y="11.1cm">
          <draw:text-box>
            <text:p>Trick<text:line-break/>database</text:p>
          </draw:text-box>
        </draw:frame>
        <draw:frame draw:style-name="gr14" draw:layer="layout" svg:width="8.601cm" svg:height="2.384cm" draw:transform="skewX (-9.07908964289889E-017) rotate (0.64332836228511) translate (8.676cm 11.653cm)">
          <draw:text-box>
            <text:p>Approved Trick name, description, image, tutorial link, difficulty lev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48:30.419000000</meta:creation-date>
    <dc:date>2014-10-22T15:40:44.432000000</dc:date>
    <meta:editing-duration>PT1H18M6S</meta:editing-duration>
    <meta:editing-cycles>5</meta:editing-cycles>
    <meta:generator>LibreOffice/4.2.5.2$Windows_x86 LibreOffice_project/61cb170a04bb1f12e77c884eab9192be736ec5f5</meta:generator>
    <meta:document-statistic meta:object-count="27"/>
  </office:meta>
</office:document-meta>
</file>